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4600000157FDF16907EE9DD724.png" manifest:media-type="image/png"/>
  <manifest:file-entry manifest:full-path="Pictures/1000020100000306000001F95A723F812BB9A9D7.png" manifest:media-type="image/png"/>
  <manifest:file-entry manifest:full-path="Pictures/1000020100000246000001586CD1BA1E477E9757.png" manifest:media-type="image/png"/>
  <manifest:file-entry manifest:full-path="Pictures/10000201000002470000015A3A09FC34E6BD5446.png" manifest:media-type="image/png"/>
  <manifest:file-entry manifest:full-path="Pictures/100002010000024800000158EF6560808324A769.png" manifest:media-type="image/png"/>
  <manifest:file-entry manifest:full-path="Pictures/100002010000024A000001591197266A9B59C86D.png" manifest:media-type="image/png"/>
  <manifest:file-entry manifest:full-path="Pictures/10000201000002480000015C8AB400C993C7A6F7.png" manifest:media-type="image/png"/>
  <manifest:file-entry manifest:full-path="Pictures/100002010000024900000156FA4ED192D909864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1" draw:layer="layout" svg:width="7.263cm" svg:height="0.962cm" svg:x="8.128cm" svg:y="0.054cm">
          <draw:text-box>
            <text:p>Under-sample <text:s/>xgb tune</text:p>
          </draw:text-box>
        </draw:frame>
        <draw:frame draw:style-name="gr2" draw:text-style-name="P2" draw:layer="layout" svg:width="12.7cm" svg:height="7.468cm" svg:x="0.254cm" svg:y="0.822cm">
          <draw:image xlink:href="Pictures/100002010000024800000158EF6560808324A769.png" xlink:type="simple" xlink:show="embed" xlink:actuate="onLoad">
            <text:p/>
          </draw:image>
        </draw:frame>
        <draw:frame draw:style-name="gr2" draw:text-style-name="P2" draw:layer="layout" svg:width="12.7cm" svg:height="7.493cm" svg:x="14.224cm" svg:y="0.724cm">
          <draw:image xlink:href="Pictures/1000020100000246000001586CD1BA1E477E9757.png" xlink:type="simple" xlink:show="embed" xlink:actuate="onLoad">
            <text:p/>
          </draw:image>
        </draw:frame>
        <draw:frame draw:style-name="gr2" draw:text-style-name="P2" draw:layer="layout" svg:width="12.7cm" svg:height="7.468cm" svg:x="0.254cm" svg:y="8.282cm">
          <draw:image xlink:href="Pictures/100002010000024A000001591197266A9B59C86D.png" xlink:type="simple" xlink:show="embed" xlink:actuate="onLoad">
            <text:p/>
          </draw:image>
        </draw:frame>
        <draw:frame draw:style-name="gr2" draw:text-style-name="P2" draw:layer="layout" svg:width="12.7cm" svg:height="7.544cm" svg:x="14.224cm" svg:y="8.196cm">
          <draw:image xlink:href="Pictures/10000201000002480000015C8AB400C993C7A6F7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2" draw:layer="layout" svg:width="12.7cm" svg:height="7.518cm" svg:x="0.254cm" svg:y="0.356cm">
          <draw:image xlink:href="Pictures/10000201000002470000015A3A09FC34E6BD5446.png" xlink:type="simple" xlink:show="embed" xlink:actuate="onLoad">
            <text:p/>
          </draw:image>
        </draw:frame>
        <draw:frame draw:style-name="gr2" draw:text-style-name="P2" draw:layer="layout" svg:width="12.7cm" svg:height="7.417cm" svg:x="14.478cm" svg:y="0.308cm">
          <draw:image xlink:href="Pictures/100002010000024900000156FA4ED192D9098649.png" xlink:type="simple" xlink:show="embed" xlink:actuate="onLoad">
            <text:p/>
          </draw:image>
        </draw:frame>
        <draw:frame draw:style-name="gr2" draw:text-style-name="P2" draw:layer="layout" svg:width="12.7cm" svg:height="7.468cm" svg:x="0.254cm" svg:y="8.172cm">
          <draw:image xlink:href="Pictures/100002010000024600000157FDF16907EE9DD724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2" draw:text-style-name="P2" draw:layer="layout" svg:width="20.478cm" svg:height="13.36cm" svg:x="3.652cm" svg:y="2.286cm">
          <draw:image xlink:href="Pictures/1000020100000306000001F95A723F812BB9A9D7.png" xlink:type="simple" xlink:show="embed" xlink:actuate="onLoad">
            <text:p/>
          </draw:image>
        </draw:frame>
        <draw:frame draw:style-name="gr4" draw:text-style-name="P1" draw:layer="layout" svg:width="4.443cm" svg:height="0.962cm" svg:x="9.906cm" svg:y="0.508cm">
          <draw:text-box>
            <text:p>Under sample</text:p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8T06:29:32.258239954</meta:creation-date>
    <dc:date>2020-06-08T06:47:43.121426361</dc:date>
    <meta:editing-duration>PT18M12S</meta:editing-duration>
    <meta:editing-cycles>5</meta:editing-cycles>
    <meta:generator>LibreOffice/6.0.7.3$Linux_X86_64 LibreOffice_project/00m0$Build-3</meta:generator>
    <meta:document-statistic meta:object-count="37"/>
  </office:meta>
</office:document-meta>
</file>